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remote.xml" manifest:media-type="text/xml"/>
  <manifest:file-entry manifest:full-path="Basic/Standard/versio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ry Werneck</meta:initial-creator>
    <meta:creation-date>2014-03-31T10:25:55.693087911</meta:creation-date>
    <dc:date>2014-04-02T09:09:50.090497235</dc:date>
    <dc:creator>Perry Werneck</dc:creator>
    <meta:editing-duration>PT47M33S</meta:editing-duration>
    <meta:editing-cycles>50</meta:editing-cycles>
    <meta:generator>LibreOffice/4.1.4.2$Linux_X86_64 LibreOffice_project/4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remote.xml><?xml version="1.0" encoding="utf-8"?>
<!DOCTYPE module  PUBLIC '-//OpenOffice.org//DTD OfficeDocument 1.0//EN'  'module.dtd'>
<script:module xmlns:script="http://openoffice.org/2000/script" script:name="remote" script:language="StarBasic">REM  ***** Remote control an open pw3270's window  *****

Sub Main

	rem Criando serviço via process manager
	rem host = getProcessServiceManager().createInstance("pw3270.session")
	rem print "setSessionName exits with rc=" + host.setSessionName("pw3270:a")

	rem Criando serviço via UnoService
	host = CreateUnoService("pw3270.session")
	print "setSessionName exits with rc=" + host.setSessionName("pw3270:a")

	print "Connect exits with rc=" + host.connect()
	print "waitForReady(2) exits with rc=" + host.waitForReady(2)
	
	print "get(3,2,15)=" + host.getTextAt(3,2,15)
	
	print "Disconnect exits with rc=" + host.disconnect()
	
	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version"/>
  <library:element library:name="remote"/>
</library:library>
</file>

<file path=Basic/Standard/version.xml><?xml version="1.0" encoding="utf-8"?>
<!DOCTYPE module  PUBLIC '-//OpenOffice.org//DTD OfficeDocument 1.0//EN'  'module.dtd'>
<script:module xmlns:script="http://openoffice.org/2000/script" script:name="version" script:language="StarBasic">REM  *****  Get service constants  *****

Sub Main

	mgr = getProcessServiceManager()
	host = mgr.createInstance("pw3270.session")
	
	print "Using pw3270 version" + host.getVersion() + " revision " + host.getRevision()
	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